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Text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Text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TextTag.doStartTag( Appender sb , AbstractTagState render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htmlRendering.renderReadonly( Appender sb ,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